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officeooo:paragraph-rsid="00236e6e"/>
    </style:style>
    <style:style style:name="P3" style:family="paragraph" style:parent-style-name="Standard" style:list-style-name="L1">
      <style:text-properties officeooo:rsid="0024f951" officeooo:paragraph-rsid="0024f951"/>
    </style:style>
    <style:style style:name="P4" style:family="paragraph" style:parent-style-name="Standard" style:list-style-name="L1">
      <style:text-properties officeooo:rsid="0024d62e" officeooo:paragraph-rsid="0024f951"/>
    </style:style>
    <style:style style:name="P5" style:family="paragraph" style:parent-style-name="Standard" style:list-style-name="L1">
      <style:text-properties officeooo:rsid="0024d62e" officeooo:paragraph-rsid="0024d62e"/>
    </style:style>
    <style:style style:name="P6" style:family="paragraph" style:parent-style-name="Standard" style:list-style-name="L1">
      <style:text-properties officeooo:rsid="00236e6e" officeooo:paragraph-rsid="00236e6e"/>
    </style:style>
    <style:style style:name="P7" style:family="paragraph" style:parent-style-name="Standard" style:list-style-name="L1">
      <style:text-properties officeooo:rsid="00201fc6" officeooo:paragraph-rsid="00201fc6"/>
    </style:style>
    <style:style style:name="P8" style:family="paragraph" style:parent-style-name="Standard" style:list-style-name="L1">
      <style:text-properties officeooo:rsid="002109df" officeooo:paragraph-rsid="0022a155"/>
    </style:style>
    <style:style style:name="P9" style:family="paragraph" style:parent-style-name="Standard" style:list-style-name="L1">
      <style:text-properties officeooo:rsid="0022a155" officeooo:paragraph-rsid="0022a155"/>
    </style:style>
    <style:style style:name="P10" style:family="paragraph" style:parent-style-name="Standard" style:list-style-name="L1">
      <style:text-properties officeooo:rsid="0022cbc4" officeooo:paragraph-rsid="0022cbc4"/>
    </style:style>
    <style:style style:name="P11" style:family="paragraph" style:parent-style-name="Standard" style:list-style-name="L1">
      <style:text-properties officeooo:rsid="00257fbb" officeooo:paragraph-rsid="00257fbb"/>
    </style:style>
    <style:style style:name="P12" style:family="paragraph" style:parent-style-name="Standard" style:list-style-name="L1">
      <style:text-properties officeooo:rsid="00273524" officeooo:paragraph-rsid="00273524"/>
    </style:style>
    <style:style style:name="P13" style:family="paragraph" style:parent-style-name="Standard" style:list-style-name="L1">
      <style:text-properties officeooo:rsid="0028f49e" officeooo:paragraph-rsid="0028f49e"/>
    </style:style>
    <style:style style:name="P14" style:family="paragraph" style:parent-style-name="Standard" style:list-style-name="L1">
      <style:text-properties officeooo:rsid="0028cfa9" officeooo:paragraph-rsid="0028cfa9"/>
    </style:style>
    <style:style style:name="P15" style:family="paragraph" style:parent-style-name="Standard" style:list-style-name="L1">
      <style:text-properties officeooo:rsid="0028dc2b" officeooo:paragraph-rsid="0028dc2b"/>
    </style:style>
    <style:style style:name="P16" style:family="paragraph" style:parent-style-name="Standard" style:list-style-name="L1">
      <style:text-properties officeooo:rsid="002c3c8d" officeooo:paragraph-rsid="002c3c8d"/>
    </style:style>
    <style:style style:name="P17" style:family="paragraph" style:parent-style-name="Standard" style:list-style-name="L1">
      <style:text-properties officeooo:rsid="002d8037" officeooo:paragraph-rsid="002d8037"/>
    </style:style>
    <style:style style:name="P18" style:family="paragraph" style:parent-style-name="Standard" style:list-style-name="L1">
      <style:text-properties officeooo:rsid="002f0018" officeooo:paragraph-rsid="002f0018"/>
    </style:style>
    <style:style style:name="P19" style:family="paragraph" style:parent-style-name="Standard" style:list-style-name="L1">
      <style:text-properties officeooo:rsid="0030e824" officeooo:paragraph-rsid="0030e824"/>
    </style:style>
    <style:style style:name="P20" style:family="paragraph" style:parent-style-name="Standard" style:list-style-name="L1">
      <style:text-properties officeooo:rsid="0031c79e" officeooo:paragraph-rsid="0031c79e"/>
    </style:style>
    <style:style style:name="P21" style:family="paragraph" style:parent-style-name="Standard" style:list-style-name="L1">
      <style:text-properties fo:font-style="normal" officeooo:rsid="0031c79e" officeooo:paragraph-rsid="0031c79e" style:font-style-asian="normal" style:font-style-complex="normal"/>
    </style:style>
    <style:style style:name="P22" style:family="paragraph" style:parent-style-name="Standard" style:list-style-name="L1">
      <style:text-properties fo:font-style="normal" officeooo:rsid="003289be" officeooo:paragraph-rsid="003289be" style:font-style-asian="normal" style:font-style-complex="normal"/>
    </style:style>
    <style:style style:name="P23" style:family="paragraph" style:parent-style-name="Standard" style:list-style-name="L1">
      <style:text-properties fo:font-style="normal" officeooo:rsid="00328fe8" officeooo:paragraph-rsid="00328fe8" style:font-style-asian="normal" style:font-style-complex="normal"/>
    </style:style>
    <style:style style:name="P24" style:family="paragraph" style:parent-style-name="Standard" style:list-style-name="L1">
      <style:text-properties fo:font-style="normal" officeooo:rsid="0032f5a4" officeooo:paragraph-rsid="0032f5a4" style:font-style-asian="normal" style:font-style-complex="normal"/>
    </style:style>
    <style:style style:name="P25" style:family="paragraph" style:parent-style-name="Standard" style:list-style-name="L1">
      <style:text-properties officeooo:rsid="0032f5a4" officeooo:paragraph-rsid="0032f5a4"/>
    </style:style>
    <style:style style:name="T1" style:family="text">
      <style:text-properties style:text-position="super 58%"/>
    </style:style>
    <style:style style:name="T2" style:family="text">
      <style:text-properties officeooo:rsid="0022a155"/>
    </style:style>
    <style:style style:name="T3" style:family="text">
      <style:text-properties officeooo:rsid="0024d62e"/>
    </style:style>
    <style:style style:name="T4" style:family="text">
      <style:text-properties officeooo:rsid="00257fbb"/>
    </style:style>
    <style:style style:name="T5" style:family="text">
      <style:text-properties officeooo:rsid="0028dc2b"/>
    </style:style>
    <style:style style:name="T6" style:family="text">
      <style:text-properties officeooo:rsid="0028f49e"/>
    </style:style>
    <style:style style:name="T7" style:family="text">
      <style:text-properties officeooo:rsid="002d8037"/>
    </style:style>
    <style:style style:name="T8" style:family="text">
      <style:text-properties officeooo:rsid="002f0018"/>
    </style:style>
    <style:style style:name="T9" style:family="text">
      <style:text-properties officeooo:rsid="0030e824"/>
    </style:style>
    <style:style style:name="T10" style:family="text">
      <style:text-properties fo:font-style="italic" style:font-style-asian="italic" style:font-style-complex="italic"/>
    </style:style>
    <style:style style:name="T11" style:family="text">
      <style:text-properties officeooo:rsid="003289be"/>
    </style:style>
    <style:style style:name="T12" style:family="text">
      <style:text-properties fo:font-style="normal" style:font-style-asian="normal" style:font-style-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January 7th, 2023 - </text:p>
      <text:p text:style-name="Standard">Kitkat Dambeck</text:p>
      <text:p text:style-name="Standard">Notes on Liber ABA (second revised edition) by Aleister Crowley </text:p>
      <text:list xml:id="list2467285493" text:style-name="L1">
        <text:list-item>
          <text:p text:style-name="P1">Do what thou wilt shall be the whole of the law. </text:p>
        </text:list-item>
        <text:list-item>
          <text:p text:style-name="P1">Editor’s note, <text:span text:style-name="T3">pg XV</text:span>:</text:p>
          <text:list>
            <text:list-item>
              <text:p text:style-name="P3">Summery: Crowley and the numerous students who helped him write Liber ABA went through many revisions. First there were manuscripts. Some of them were published. Some published editions and some manuscripts went into the 1994 E.V. printing, which was the first printing to house all four books in one volume, however <text:s/>it had many issues. Through a great deal of work, the 2<text:span text:style-name="T1">nd</text:span> revised edition was made with a greater number of manuscripts, and a more robust methodology. It is now cool and good. </text:p>
            </text:list-item>
            <text:list-item>
              <text:p text:style-name="P4">I’ll be referring to the whole work as “Book 4” to avoid confusion with “<text:span text:style-name="T4">Book</text:span> IV: <text:span text:style-name="T4">Thelema</text:span>”</text:p>
            </text:list-item>
            <text:list-item>
              <text:p text:style-name="P1">List of editions (reverse chronological): </text:p>
              <text:list>
                <text:list-item>
                  <text:p text:style-name="P1">2nd <text:s/>revised edition.</text:p>
                  <text:list>
                    <text:list-item>
                      <text:p text:style-name="P6">Punctuation improved.</text:p>
                    </text:list-item>
                    <text:list-item>
                      <text:p text:style-name="P2">O.T.O. purchased several manuscripts, which are published here for the first time. </text:p>
                    </text:list-item>
                    <text:list-item>
                      <text:p text:style-name="P6">Current editor’s work put in [square brackets].</text:p>
                    </text:list-item>
                    <text:list-item>
                      <text:p text:style-name="P17">Cool and good.</text:p>
                    </text:list-item>
                  </text:list>
                </text:list-item>
                <text:list-item>
                  <text:p text:style-name="P1">1994 E.V. </text:p>
                  <text:list>
                    <text:list-item>
                      <text:p text:style-name="P17">The precursor to 2<text:span text:style-name="T1">nd</text:span> revised, which was held back due to printing issuses and in a poor editorial apparatus. </text:p>
                    </text:list-item>
                    <text:list-item>
                      <text:p text:style-name="P1"><text:span text:style-name="T7">Fi</text:span>rst one volume edition.</text:p>
                    </text:list-item>
                    <text:list-item>
                      <text:p text:style-name="P1">Small print, hard to read.</text:p>
                    </text:list-item>
                    <text:list-item>
                      <text:p text:style-name="P7"><text:span text:style-name="T7">A</text:span>lso called the “previous edition.” </text:p>
                    </text:list-item>
                    <text:list-item>
                      <text:p text:style-name="P8"><text:span text:style-name="T7">P</text:span><text:span text:style-name="T2">art 3 </text:span>prepared using early original manuscript <text:span text:style-name="T2">and two</text:span> uncorrected type<text:span text:style-name="T2">s</text:span>cripts.</text:p>
                    </text:list-item>
                    <text:list-item>
                      <text:p text:style-name="P9"><text:span text:style-name="T7">P</text:span>arts 1, 2 &amp; 4 prepared sing published editions and “scanty marginalia.” </text:p>
                    </text:list-item>
                    <text:list-item>
                      <text:p text:style-name="P9"><text:span text:style-name="T7">T</text:span>ransition between first published editions and 2<text:span text:style-name="T1">nd</text:span> revised.</text:p>
                    </text:list-item>
                    <text:list-item>
                      <text:p text:style-name="P10">Variant and restored readings noted with now outdated textual markers called sigla.</text:p>
                      <text:list>
                        <text:list-item>
                          <text:p text:style-name="P10">2<text:span text:style-name="T1">nd</text:span> revised incorporates silently when supported by Crowley’s typescript.</text:p>
                          <text:list>
                            <text:list-item>
                              <text:p text:style-name="P6">Important variations in endnotes.</text:p>
                            </text:list-item>
                          </text:list>
                        </text:list-item>
                      </text:list>
                    </text:list-item>
                  </text:list>
                </text:list-item>
                <text:list-item>
                  <text:p text:style-name="P1">The first <text:span text:style-name="T2">published </text:span>editions.</text:p>
                </text:list-item>
                <text:list-item>
                  <text:p text:style-name="P7">Miscellaneous manuscripts.</text:p>
                </text:list-item>
              </text:list>
            </text:list-item>
            <text:list-item>
              <text:p text:style-name="P5">Liber ABA is a work of reference as well as treatise. </text:p>
              <text:list>
                <text:list-item>
                  <text:p text:style-name="P17">Thelema represents a large number of advancements in magick. These changes are documented in Liber ABA both to teach them, and to act as a reference for already learned practitioners. </text:p>
                </text:list-item>
                <text:list-item>
                  <text:p text:style-name="P5">A treatise is a formal and systematic written discourse on some subject, generally longer and treating it in greater depth than an essay, and more concerned with investigating or exposing the principles of the subject and its conclusions. </text:p>
                  <text:list>
                    <text:list-item>
                      <text:p text:style-name="P3">A book-length essay that tries to explain the subject matter, rather than stating it like a reference. </text:p>
                    </text:list-item>
                  </text:list>
                </text:list-item>
                <text:list-item>
                  <text:p text:style-name="P5">Not necessarily best to read cover to cover.</text:p>
                </text:list-item>
                <text:list-item>
                  <text:p text:style-name="P5">Often cross references self, and expects familiarity with other parts of the work.</text:p>
                </text:list-item>
              </text:list>
            </text:list-item>
            <text:list-item>
              <text:p text:style-name="P5">Stated goal of Liber ABA is to be an accessible work to provide a basis for hermeneutic study of Crowley’s thought. </text:p>
              <text:list>
                <text:list-item>
                  <text:p text:style-name="P17">The goal is that you can put someone alone in a room with Liber ABA and have them teach themselves magick.</text:p>
                </text:list-item>
                <text:list-item>
                  <text:p text:style-name="P5"><text:soft-page-break/>Hermeneutics is the theory and methodology of interpretation, especially the interpretation of biblical texts, wisdom literature, and philosophical texts.</text:p>
                  <text:list>
                    <text:list-item>
                      <text:p text:style-name="P3">Sitting around reading books and thinking real hard. </text:p>
                    </text:list-item>
                  </text:list>
                </text:list-item>
              </text:list>
            </text:list-item>
            <text:list-item>
              <text:p text:style-name="P11">Book IV is sometimes cited by page number. The pagination of the first edition is shown in margin of this edition. </text:p>
            </text:list-item>
            <text:list-item>
              <text:p text:style-name="P11">Included glossary:</text:p>
              <text:list>
                <text:list-item>
                  <text:p text:style-name="P11">defines technical terms based on Crowley’s definitions. </text:p>
                </text:list-item>
                <text:list-item>
                  <text:p text:style-name="P11">It is not exhaustive; additional dictionaries, such as for Indian philosophy are desirable. </text:p>
                </text:list-item>
              </text:list>
            </text:list-item>
          </text:list>
        </text:list-item>
        <text:list-item>
          <text:p text:style-name="P12">Editor’s introduction:</text:p>
          <text:list>
            <text:list-item>
              <text:p text:style-name="P13">Summery: Liber ABA is the sum of efforts from Crowley and his students to explain the whole of <text:span text:style-name="T9">Magick </text:span>into an accessible artifact. <text:span text:style-name="T9">Magick</text:span> is as a system is the hows of becoming like and communicating with <text:span text:style-name="T5">praeterhuman </text:span>intelligences. <text:span text:style-name="T9">It is a very old tradition, which in antiquity spread globally, developing in many different ways. Crowley sought to unite these desperate methods. Meditation trains the mind to focus sharply, while ceremony moves the mind quickly and powerfully. Both lead to the same end of one-pointedness. </text:span></text:p>
            </text:list-item>
            <text:list-item>
              <text:p text:style-name="P12">Liber ABA is “A treatise on magic and mysticism for beginners.”</text:p>
              <text:list>
                <text:list-item>
                  <text:p text:style-name="P17">See previous section.</text:p>
                </text:list-item>
                <text:list-item>
                  <text:p text:style-name="P12">Four parts.</text:p>
                  <text:list>
                    <text:list-item>
                      <text:p text:style-name="P12">Mysticism.</text:p>
                    </text:list-item>
                    <text:list-item>
                      <text:p text:style-name="P12">Magic in (Elementary) Theory.</text:p>
                    </text:list-item>
                    <text:list-item>
                      <text:p text:style-name="P12">Magic in (Theory and) Practice.</text:p>
                    </text:list-item>
                    <text:list-item>
                      <text:p text:style-name="P12">Thelema: The Law.</text:p>
                      <text:list>
                        <text:list-item>
                          <text:p text:style-name="P12">Foretold in Liber AL 3:39.</text:p>
                        </text:list-item>
                      </text:list>
                    </text:list-item>
                  </text:list>
                </text:list-item>
                <text:list-item>
                  <text:p text:style-name="P12">Crowley found it hard to write simply.</text:p>
                  <text:list>
                    <text:list-item>
                      <text:p text:style-name="P12">Often used advanced vocabulary and obscure illusion.</text:p>
                    </text:list-item>
                    <text:list-item>
                      <text:p text:style-name="P12">Used a collaborative method where he would dictate to a student, who would force him to restate more simply when he got to obscure. </text:p>
                    </text:list-item>
                    <text:list-item>
                      <text:p text:style-name="P14">Coauthors: Mari Desti and Leila Waddel. Mary Butts helped but not credited with coauthorship.</text:p>
                    </text:list-item>
                  </text:list>
                </text:list-item>
              </text:list>
            </text:list-item>
            <text:list-item>
              <text:p text:style-name="P15">Magick with a K:</text:p>
              <text:list>
                <text:list-item>
                  <text:p text:style-name="P15">Meaning effective changes in accordance with will.</text:p>
                </text:list-item>
                <text:list-item>
                  <text:p text:style-name="P15">To distinguish from stage magic, and other counterfeits. </text:p>
                  <text:list>
                    <text:list-item>
                      <text:p text:style-name="P15">Stage magic still pretty cool tho.</text:p>
                    </text:list-item>
                  </text:list>
                </text:list-item>
                <text:list-item>
                  <text:p text:style-name="P15">Some counterfeits have since appropriated the spelling. </text:p>
                </text:list-item>
              </text:list>
            </text:list-item>
            <text:list-item>
              <text:p text:style-name="P15">The prime postulate of religion: <text:span text:style-name="T7">C</text:span>ommunication with praeterhuman intelligence.</text:p>
              <text:list>
                <text:list-item>
                  <text:p text:style-name="P17">Religion is built on the assumption that there is some kind of a higher or further power that is worth interacting with. Whether that is through explicit invocation, received scripture, or other methods. </text:p>
                  <text:list>
                    <text:list-item>
                      <text:p text:style-name="P18">By this definition is Buddhism a religion? People already say Buddhism isn’t really a religion so I guess that makes sense. </text:p>
                    </text:list-item>
                  </text:list>
                </text:list-item>
                <text:list-item>
                  <text:p text:style-name="P15">Praeter- (also spelled preter-) meaning ‘beyond’ or ‘more than in quantity or degree’ from the Latin.</text:p>
                </text:list-item>
                <text:list-item>
                  <text:p text:style-name="P15">Other new age movements use “extraterrestrial.” </text:p>
                  <text:list>
                    <text:list-item>
                      <text:list>
                        <text:list-item>
                          <text:p text:style-name="P15"><text:span text:style-name="T8">S</text:span>ubtly materialistic: is Batzabel literally in the rock 140 million miles away?</text:p>
                        </text:list-item>
                      </text:list>
                    </text:list-item>
                  </text:list>
                </text:list-item>
              </text:list>
            </text:list-item>
            <text:list-item>
              <text:p text:style-name="P16">The origin of magick.</text:p>
              <text:list>
                <text:list-item>
                  <text:p text:style-name="P18">The development of religions can be traced with anthropology, developing out of a fairly singular origin. Over time, different migrations developed differently. </text:p>
                </text:list-item>
                <text:list-item>
                  <text:p text:style-name="P16">Long ago there was two separate migrations from an Indo-Aryan culture.</text:p>
                  <text:list>
                    <text:list-item>
                      <text:p text:style-name="P16">One became the Vedas and developed the Eastern traditions, including yoga.</text:p>
                    </text:list-item>
                    <text:list-item>
                      <text:p text:style-name="P16"><text:soft-page-break/>One became Iran (Persia and Babylon), developing magick.</text:p>
                    </text:list-item>
                    <text:list-item>
                      <text:p text:style-name="P18">Each shares remnants of the other.</text:p>
                      <text:list>
                        <text:list-item>
                          <text:p text:style-name="P18">Some forms of yoga employ ritual and sacrificial practices.</text:p>
                        </text:list-item>
                        <text:list-item>
                          <text:p text:style-name="P18">Some western rituals appear subtly meditative. </text:p>
                        </text:list-item>
                        <text:list-item>
                          <text:p text:style-name="P18">Many western rituals aim for a union with with the force invoked.</text:p>
                        </text:list-item>
                        <text:list-item>
                          <text:p text:style-name="P18">Both center heavily around the cultivation of trance states. </text:p>
                        </text:list-item>
                      </text:list>
                    </text:list-item>
                  </text:list>
                </text:list-item>
                <text:list-item>
                  <text:p text:style-name="P18">Aliester Crowley worked to unite these many different advancements into a single system. </text:p>
                </text:list-item>
              </text:list>
            </text:list-item>
            <text:list-item>
              <text:p text:style-name="P18">Synchronizing Religions.</text:p>
              <text:list>
                <text:list-item>
                  <text:p text:style-name="P18">Aliester Crowley tried to unite Buddhism, Hinduism, and Christianity. </text:p>
                  <text:list>
                    <text:list-item>
                      <text:p text:style-name="P18">He tried to do it in a mathematical logical way, rather than mystically.</text:p>
                    </text:list-item>
                  </text:list>
                </text:list-item>
              </text:list>
            </text:list-item>
            <text:list-item>
              <text:p text:style-name="P18">True Meditation.</text:p>
              <text:list>
                <text:list-item>
                  <text:list>
                    <text:list-item>
                      <text:p text:style-name="P18">Not within the reach of anyone, very few have the ability and opportunity.</text:p>
                    </text:list-item>
                    <text:list-item>
                      <text:p text:style-name="P18">“one-pointedness” is a prerequisite for “true meditation.” </text:p>
                    </text:list-item>
                    <text:list-item>
                      <text:p text:style-name="P19">True mediation is the restraint of the mind to a single object. </text:p>
                    </text:list-item>
                  </text:list>
                </text:list-item>
              </text:list>
            </text:list-item>
            <text:list-item>
              <text:p text:style-name="P19">Ceremonial Magick.</text:p>
              <text:list>
                <text:list-item>
                  <text:p text:style-name="P19">A series of objects and procedures, which all point to a single object.</text:p>
                </text:list-item>
                <text:list-item>
                  <text:p text:style-name="P19">For those not “mental athletes” (e.g. true meditator) this helps attain the same kind of one-pointedness.</text:p>
                </text:list-item>
                <text:list-item>
                  <text:p text:style-name="P19">When one believes they have mastered all spiritual forces, it is easy to stop thinking. </text:p>
                </text:list-item>
                <text:list-item>
                  <text:p text:style-name="P19">Its not all psychological tho, the symbols and methods do have real power, which among other things help train the adept. </text:p>
                </text:list-item>
              </text:list>
            </text:list-item>
            <text:list-item>
              <text:p text:style-name="P19">Meditation is not necessarily a prerequisite to magick. They are co-terminus, and the A.’.A.’. curriculum emphasizes a pragmatic approach. </text:p>
            </text:list-item>
            <text:list-item>
              <text:p text:style-name="P20">Early Crowlian Thought.</text:p>
              <text:list>
                <text:list-item>
                  <text:p text:style-name="P25">The first major entry is in the essay <text:span text:style-name="T10">Berashith</text:span><text:span text:style-name="T12"> where Crowley attempts to syncretize Buddhism, Hinduism, and Christianity. There is a focus on the uniting of thoughts with their opposite, and theorizing about the nature of existence with the Naples Arrangement. </text:span></text:p>
                </text:list-item>
                <text:list-item>
                  <text:p text:style-name="P20">First explanation of this is in his essay <text:span text:style-name="T10">Berashith.</text:span></text:p>
                  <text:list>
                    <text:list-item>
                      <text:p text:style-name="P21">Achieving nirvana reconciles unity and multiplicity. </text:p>
                    </text:list-item>
                    <text:list-item>
                      <text:p text:style-name="P21">Uniting thoughts with their opposite. </text:p>
                    </text:list-item>
                    <text:list-item>
                      <text:p text:style-name="P21">Quabalistic Zero.</text:p>
                      <text:list>
                        <text:list-item>
                          <text:p text:style-name="P21">Absolute nothingness, extended in no categories.</text:p>
                        </text:list-item>
                        <text:list-item>
                          <text:p text:style-name="P21">From which the universe arose. </text:p>
                        </text:list-item>
                      </text:list>
                    </text:list-item>
                    <text:list-item>
                      <text:p text:style-name="P21">Monotheism and Pantheism.</text:p>
                    </text:list-item>
                    <text:list-item>
                      <text:p text:style-name="P21">The tree fo life as describing evolution from negative to positive existence. </text:p>
                    </text:list-item>
                  </text:list>
                </text:list-item>
                <text:list-item>
                  <text:p text:style-name="P21">The Naples Arrangement.</text:p>
                  <text:list>
                    <text:list-item>
                      <text:p text:style-name="P23">The Naples Arrangement is a conception of phenomena using the Qabalah. It envisions a complete observable point. The point is emanated from the negative veils, through denser and denser sephiroth, where it can be devised into elements of atman, and finally realized again as the whole. </text:p>
                    </text:list-item>
                    <text:list-item>
                      <text:p text:style-name="P21">Appendix V, p 564.</text:p>
                    </text:list-item>
                    <text:list-item>
                      <text:p text:style-name="P21">Explains the relationship between different modes framing the universe, emanating from zero: consciousness and space-time. </text:p>
                    </text:list-item>
                    <text:list-item>
                      <text:p text:style-name="P21">Another arrangement of the tree of life, in a circle emanating away from a cen<text:span text:style-name="T11">ter of the negative veils</text:span>, <text:span text:style-name="T11">and surrounded by Malkuth. </text:span></text:p>
                      <text:list>
                        <text:list-item>
                          <text:p text:style-name="P22">Malkuth is said to be further surrounded by the Qlipoth. </text:p>
                        </text:list-item>
                      </text:list>
                    </text:list-item>
                    <text:list-item>
                      <text:p text:style-name="P21"><text:soft-page-break/>Above the Abyss / in the supernal triad, a though is only true so long as it contains its own opposite. </text:p>
                    </text:list-item>
                    <text:list-item>
                      <text:p text:style-name="P22">Explaining the arrangement: </text:p>
                      <text:list>
                        <text:list-item>
                          <text:p text:style-name="P22">The outer most layer, Malkuth is the complete point, the first idea of reality as known by the mind. </text:p>
                        </text:list-item>
                        <text:list-item>
                          <text:p text:style-name="P22">Stripping off the outer layer, is the points ideas of itself, the idea of itself fulfilled in its complement. This is represented by Yesod, Hod, and Netzach, here rendered as being, knowledge, and bliss. These correspond to the three aspects of atman in the Hindu Vedanta. </text:p>
                        </text:list-item>
                        <text:list-item>
                          <text:p text:style-name="P22">Further stripping away there are the axis that underline the previous layer: matter, motion, and spirit. </text:p>
                        </text:list-item>
                        <text:list-item>
                          <text:p text:style-name="P22">Further still the supernal triad.</text:p>
                        </text:list-item>
                        <text:list-item>
                          <text:p text:style-name="P22">Further still the negative veils: Infinities and absolutes from which finite things can emerge. <text:s/></text:p>
                        </text:list-item>
                      </text:list>
                    </text:list-item>
                  </text:list>
                </text:list-item>
                <text:list-item>
                  <text:p text:style-name="P24">Initiation, envisioned with the Naples Arrangement.</text:p>
                  <text:list>
                    <text:list-item>
                      <text:p text:style-name="P24">The fool is blind and bound, lost in the Qlipoth outside the arrangement. </text:p>
                    </text:list-item>
                    <text:list-item>
                      <text:p text:style-name="P24">The first initiation brings them into Malkuth as a Neophyte 1°=10°. </text:p>
                    </text:list-item>
                    <text:list-item>
                      <text:p text:style-name="P24">They then are initiated into the intermediate grades where they develop the powers of their microcosm. This corresponds to the layers corresponding to the components of atman. </text:p>
                    </text:list-item>
                    <text:list-item>
                      <text:p text:style-name="P24">Next the attain K&amp;C and cross into the grade of the Adeptus Minor 5°=6°. </text:p>
                    </text:list-item>
                    <text:list-item>
                      <text:p text:style-name="P24">Then they can become a Babe of the Abyss, and eventually a Master Templi 8°=3°. </text:p>
                    </text:list-item>
                  </text:list>
                </text:list-item>
              </text:list>
            </text:list-item>
            <text:list-item>
              <text:p text:style-name="P24"/>
            </text:list-item>
          </text:list>
        </text:list-item>
        <text:list-item>
          <text:p text:style-name="P16">Vocabulary.</text:p>
          <text:list>
            <text:list-item>
              <text:p text:style-name="P16">Magick.</text:p>
              <text:list>
                <text:list-item>
                  <text:p text:style-name="P16">The science and art of causing changes in accordance with will.</text:p>
                </text:list-item>
                <text:list-item>
                  <text:p text:style-name="P16">The method of <text:span text:style-name="T6">communicating with </text:span><text:span text:style-name="T5">praeterhuman </text:span><text:span text:style-name="T6">intelligences.</text:span></text:p>
                </text:list-item>
              </text:list>
            </text:list-item>
            <text:list-item>
              <text:p text:style-name="P19">Mysticism.</text:p>
              <text:list>
                <text:list-item>
                  <text:p text:style-name="P19">The method of becoming like praeterhuman intelligences. </text:p>
                </text:list-item>
              </text:list>
            </text:list-item>
            <text:list-item>
              <text:p text:style-name="P16">Yoga.</text:p>
              <text:list>
                <text:list-item>
                  <text:p text:style-name="P16">Literally means union.</text:p>
                </text:list-item>
                <text:list-item>
                  <text:p text:style-name="P16">Co-terminus with magick.</text:p>
                </text:list-item>
              </text:list>
            </text:list-item>
          </text:list>
        </text:list-item>
        <text:list-item>
          <text:p text:style-name="P14">Personalities.</text:p>
          <text:list>
            <text:list-item>
              <text:p text:style-name="P14">Aliester Crowley.</text:p>
              <text:list>
                <text:list-item>
                  <text:p text:style-name="P14">The man, the myth, the legend.</text:p>
                </text:list-item>
                <text:list-item>
                  <text:p text:style-name="P14">Infamous occultist, prolific writer, and prophet of Thelema.</text:p>
                </text:list-item>
              </text:list>
            </text:list-item>
            <text:list-item>
              <text:p text:style-name="P14">Mari Desti.</text:p>
              <text:list>
                <text:list-item>
                  <text:p text:style-name="P14">Liber ABA coauthor.</text:p>
                </text:list-item>
              </text:list>
            </text:list-item>
            <text:list-item>
              <text:p text:style-name="P14">Leila Wadel.</text:p>
              <text:list>
                <text:list-item>
                  <text:p text:style-name="P14">Liber ABA coauthor.<text:tab/></text:p>
                </text:list-item>
              </text:list>
            </text:list-item>
            <text:list-item>
              <text:p text:style-name="P14">Mary Butts.</text:p>
              <text:list>
                <text:list-item>
                  <text:p text:style-name="P14">Liber ABA collaborator. </text:p>
                </text:list-item>
              </text:list>
            </text:list-item>
            <text:list-item>
              <text:p text:style-name="P16">Zoroaster.</text:p>
              <text:list>
                <text:list-item>
                  <text:p text:style-name="P16">Ancient founder of Zoroastrianism.</text:p>
                </text:list-item>
                <text:list-item>
                  <text:p text:style-name="P16">Considered by the Greeks to be the founder of the science of the magi.</text:p>
                </text:list-item>
                <text:list-item>
                  <text:p text:style-name="P16">First menial BCE reformer who codified existing spiritual traditions. </text:p>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19:36:02.233118526</meta:creation-date>
    <dc:date>2023-01-13T15:05:57.904800383</dc:date>
    <meta:editing-duration>PT1H6M53S</meta:editing-duration>
    <meta:editing-cycles>16</meta:editing-cycles>
    <meta:generator>LibreOffice/7.3.7.2$Linux_X86_64 LibreOffice_project/30$Build-2</meta:generator>
    <meta:document-statistic meta:table-count="0" meta:image-count="0" meta:object-count="0" meta:page-count="4" meta:paragraph-count="142" meta:word-count="1684" meta:character-count="10106" meta:non-whitespace-character-count="8639"/>
  </office:meta>
</office:document-meta>
</file>